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text-properties officeooo:paragraph-rsid="001a1808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3">
      <style:text-properties officeooo:rsid="001a1808" officeooo:paragraph-rsid="001a1808"/>
    </style:style>
    <style:style style:name="P5" style:family="paragraph" style:parent-style-name="Preformatted_20_Text" style:list-style-name="L4">
      <style:text-properties officeooo:rsid="001a1808" officeooo:paragraph-rsid="001a1808"/>
    </style:style>
    <style:style style:name="P6" style:family="paragraph" style:parent-style-name="Preformatted_20_Text" style:list-style-name="L5">
      <style:text-properties officeooo:rsid="001a1808" officeooo:paragraph-rsid="001a1808"/>
    </style:style>
    <style:style style:name="T1" style:family="text">
      <style:text-properties officeooo:rsid="001a18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6686460" text:style-name="L1">
        <text:list-item>
          <text:p text:style-name="P1">Crear un programa que solicite por pantalla los siguientes datos:</text:p>
        </text:list-item>
      </text:list>
      <text:list xml:id="list3383727651" text:style-name="L2">
        <text:list-item>
          <text:list>
            <text:list-item>
              <text:p text:style-name="P3">Nombre</text:p>
            </text:list-item>
            <text:list-item>
              <text:p text:style-name="P3">Apellido</text:p>
            </text:list-item>
            <text:list-item>
              <text:p text:style-name="P3">Edad</text:p>
            </text:list-item>
            <text:list-item>
              <text:p text:style-name="P3">Dirección</text:p>
            </text:list-item>
            <text:list-item>
              <text:p text:style-name="P3">Tel<text:span text:style-name="T1">é</text:span>fono</text:p>
            </text:list-item>
            <text:list-item>
              <text:p text:style-name="P3">Muestre lo solicitado por pantalla con formato</text:p>
            </text:list-item>
          </text:list>
        </text:list-item>
      </text:list>
      <text:list xml:id="list165554897615494" text:continue-list="list2386686460" text:style-name="L1">
        <text:list-item>
          <text:p text:style-name="P2">Crear un programa que solicite por pantalla los siguientes datos:</text:p>
        </text:list-item>
      </text:list>
      <text:list xml:id="list4074418616" text:style-name="L3">
        <text:list-item>
          <text:list>
            <text:list-item>
              <text:p text:style-name="P4">Especie animal</text:p>
            </text:list-item>
            <text:list-item>
              <text:p text:style-name="P4">Raza</text:p>
            </text:list-item>
            <text:list-item>
              <text:p text:style-name="P4">Color</text:p>
            </text:list-item>
            <text:list-item>
              <text:p text:style-name="P4">Edad</text:p>
            </text:list-item>
            <text:list-item>
              <text:p text:style-name="P4">Muestre lo solicitado por pantalla con formato</text:p>
            </text:list-item>
          </text:list>
        </text:list-item>
      </text:list>
      <text:list xml:id="list165556088405384" text:continue-list="list165554897615494" text:style-name="L1">
        <text:list-item>
          <text:p text:style-name="P2">Crear un programa que solicite por pantalla los siguientes datos:</text:p>
        </text:list-item>
      </text:list>
      <text:list xml:id="list3876401174" text:style-name="L4">
        <text:list-item>
          <text:list>
            <text:list-item>
              <text:p text:style-name="P5">Tipo de vehículo</text:p>
            </text:list-item>
            <text:list-item>
              <text:p text:style-name="P5">Marca</text:p>
            </text:list-item>
            <text:list-item>
              <text:p text:style-name="P5">Modelo</text:p>
            </text:list-item>
            <text:list-item>
              <text:p text:style-name="P5">Año</text:p>
            </text:list-item>
            <text:list-item>
              <text:p text:style-name="P5">Color</text:p>
            </text:list-item>
            <text:list-item>
              <text:p text:style-name="P5">Muestre lo solicitado por pantalla con formato</text:p>
            </text:list-item>
          </text:list>
        </text:list-item>
      </text:list>
      <text:list xml:id="list165555549420277" text:continue-list="list165556088405384" text:style-name="L1">
        <text:list-item>
          <text:p text:style-name="P2">Crear un programa que solicite por pantalla los siguientes datos:</text:p>
        </text:list-item>
      </text:list>
      <text:list xml:id="list3075098945" text:style-name="L5">
        <text:list-item>
          <text:list>
            <text:list-item>
              <text:p text:style-name="P6">Tipo de vivienda</text:p>
            </text:list-item>
            <text:list-item>
              <text:p text:style-name="P6">Lugar de locación</text:p>
            </text:list-item>
            <text:list-item>
              <text:p text:style-name="P6">Precio Final</text:p>
            </text:list-item>
            <text:list-item>
              <text:p text:style-name="P6">Características</text:p>
            </text:list-item>
            <text:list-item>
              <text:p text:style-name="P6">Muestre lo solicitado por pantalla con formato</text:p>
            </text:list-item>
          </text:list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7T16:55:54.663734711</dc:date>
    <meta:editing-duration>PT4M56S</meta:editing-duration>
    <meta:editing-cycles>1</meta:editing-cycles>
    <meta:document-statistic meta:table-count="0" meta:image-count="0" meta:object-count="0" meta:page-count="1" meta:paragraph-count="26" meta:word-count="120" meta:character-count="631" meta:non-whitespace-character-count="563"/>
    <meta:generator>LibreOffice/6.0.7.3$Linux_X86_64 LibreOffice_project/00m0$Build-3</meta:generator>
  </office:meta>
</office:document-meta>
</file>